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source">
            <text:p>source</text:p>
          </table:table-cell>
          <table:table-cell table:style-name="pd1" office:value-type="string" office:string-value="paragraph_number">
            <text:p>paragraph_number</text:p>
          </table:table-cell>
          <table:table-cell table:style-name="pd1" office:value-type="string" office:string-value="raw_text">
            <text:p>raw_text</text:p>
          </table:table-cell>
          <table:table-cell table:style-name="pd1" office:value-type="string" office:string-value="character_number">
            <text:p>character_number</text:p>
          </table:table-cell>
          <table:table-cell table:style-name="pd1" office:value-type="string" office:string-value="annotation">
            <text:p>annotation</text:p>
          </table:table-cell>
          <table:table-cell table:style-name="pd1" office:value-type="string" office:string-value="full_annotation">
            <text:p>full_annotation</text:p>
          </table:table-cell>
          <table:table-cell table:style-name="pd1" office:value-type="string" office:string-value="concept">
            <text:p>concept</text:p>
          </table:table-cell>
          <table:table-cell table:style-name="pd1" office:value-type="string" office:string-value="explanation">
            <text:p>explanation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8">
            <text:p>28</text:p>
          </table:table-cell>
          <table:table-cell office:value-type="string" office:string-value="「彩英，你說到哪兒去了？那時只怕你嫁了他會吃苦，也是為了你好。虧你雖然任倒也有眼光，楊振家混得不錯，還發達起來。只可惜賺得容易，賠得也快。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1">
            <text:p>1</text:p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文本中明確提到的人名，為女性。">
            <text:p>文本中明確提到的人名，為女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8">
            <text:p>28</text:p>
          </table:table-cell>
          <table:table-cell office:value-type="string" office:string-value="「彩英，你說到哪兒去了？那時只怕你嫁了他會吃苦，也是為了你好。虧你雖然任倒也有眼光，楊振家混得不錯，還發達起來。只可惜賺得容易，賠得也快。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4">
            <text:p>4</text:p>
          </table:table-cell>
          <table:table-cell office:value-type="string" office:string-value="你">
            <text:p>你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8">
            <text:p>28</text:p>
          </table:table-cell>
          <table:table-cell office:value-type="string" office:string-value="「彩英，你說到哪兒去了？那時只怕你嫁了他會吃苦，也是為了你好。虧你雖然任倒也有眼光，楊振家混得不錯，還發達起來。只可惜賺得容易，賠得也快。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19">
            <text:p>19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8">
            <text:p>28</text:p>
          </table:table-cell>
          <table:table-cell office:value-type="string" office:string-value="「彩英，你說到哪兒去了？那時只怕你嫁了他會吃苦，也是為了你好。虧你雖然任倒也有眼光，楊振家混得不錯，還發達起來。只可惜賺得容易，賠得也快。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42">
            <text:p>42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9">
            <text:p>29</text:p>
          </table:table-cell>
          <table:table-cell office:value-type="string" office:string-value="彩英聽到母親講的「賠」字，又冒出了火氣：「都是他不聽我的話！」">
            <text:p>彩英聽到母親講的「賠」字，又冒出了火氣：「都是他不聽我的話！」</text:p>
          </table:table-cell>
          <table:table-cell office:value-type="float" office:value="0">
            <text:p/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文本中明確提到的人名，為女性。">
            <text:p>文本中明確提到的人名，為女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9">
            <text:p>29</text:p>
          </table:table-cell>
          <table:table-cell office:value-type="string" office:string-value="彩英聽到母親講的「賠」字，又冒出了火氣：「都是他不聽我的話！」">
            <text:p>彩英聽到母親講的「賠」字，又冒出了火氣：「都是他不聽我的話！」</text:p>
          </table:table-cell>
          <table:table-cell office:value-type="float" office:value="4">
            <text:p>4</text:p>
          </table:table-cell>
          <table:table-cell office:value-type="string" office:string-value="母親">
            <text:p>母親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的母親。">
            <text:p>指代「彩英」的母親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9">
            <text:p>29</text:p>
          </table:table-cell>
          <table:table-cell office:value-type="string" office:string-value="彩英聽到母親講的「賠」字，又冒出了火氣：「都是他不聽我的話！」">
            <text:p>彩英聽到母親講的「賠」字，又冒出了火氣：「都是他不聽我的話！」</text:p>
          </table:table-cell>
          <table:table-cell office:value-type="float" office:value="23">
            <text:p>23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9">
            <text:p>29</text:p>
          </table:table-cell>
          <table:table-cell office:value-type="string" office:string-value="彩英聽到母親講的「賠」字，又冒出了火氣：「都是他不聽我的話！」">
            <text:p>彩英聽到母親講的「賠」字，又冒出了火氣：「都是他不聽我的話！」</text:p>
          </table:table-cell>
          <table:table-cell office:value-type="float" office:value="26">
            <text:p>26</text:p>
          </table:table-cell>
          <table:table-cell office:value-type="string" office:string-value="我">
            <text:p>我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0">
            <text:p>30</text:p>
          </table:table-cell>
          <table:table-cell office:value-type="string" office:string-value="「生意這個東西，多少靠運氣，誰能永遠不錯，永遠把財神抱在身邊？」">
            <text:p>「生意這個東西，多少靠運氣，誰能永遠不錯，永遠把財神抱在身邊？」</text:p>
          </table:table-cell>
          <table:table-cell office:value-type="float" office:value="14">
            <text:p>14</text:p>
          </table:table-cell>
          <table:table-cell office:value-type="string" office:string-value="誰">
            <text:p>誰</text:p>
          </table:table-cell>
          <table:table-cell office:value-type="string" office:string-value="人">
            <text:p>人</text:p>
          </table:table-cell>
          <table:table-cell office:value-type="string" office:string-value="不確定">
            <text:p>不確定</text:p>
          </table:table-cell>
          <table:table-cell office:value-type="string" office:string-value="泛指人。">
            <text:p>泛指人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0">
            <text:p>30</text:p>
          </table:table-cell>
          <table:table-cell office:value-type="string" office:string-value="「生意這個東西，多少靠運氣，誰能永遠不錯，永遠把財神抱在身邊？」">
            <text:p>「生意這個東西，多少靠運氣，誰能永遠不錯，永遠把財神抱在身邊？」</text:p>
          </table:table-cell>
          <table:table-cell office:value-type="float" office:value="24">
            <text:p>24</text:p>
          </table:table-cell>
          <table:table-cell office:value-type="string" office:string-value="財神">
            <text:p>財神</text:p>
          </table:table-cell>
          <table:table-cell office:value-type="string" office:string-value="財神">
            <text:p>財神</text:p>
          </table:table-cell>
          <table:table-cell office:value-type="string" office:string-value="不確定">
            <text:p>不確定</text:p>
          </table:table-cell>
          <table:table-cell office:value-type="string" office:string-value="神明，在此語境中被擬人化。">
            <text:p>神明，在此語境中被擬人化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1">
            <text:p>31</text:p>
          </table:table-cell>
          <table:table-cell office:value-type="string" office:string-value="「怎麼沒有？不然那麼多大財閥是怎麼來的？」">
            <text:p>「怎麼沒有？不然那麼多大財閥是怎麼來的？」</text:p>
          </table:table-cell>
          <table:table-cell office:value-type="float" office:value="11">
            <text:p>11</text:p>
          </table:table-cell>
          <table:table-cell office:value-type="string" office:string-value="大財閥">
            <text:p>大財閥</text:p>
          </table:table-cell>
          <table:table-cell office:value-type="string" office:string-value="財閥">
            <text:p>財閥</text:p>
          </table:table-cell>
          <table:table-cell office:value-type="string" office:string-value="不確定">
            <text:p>不確定</text:p>
          </table:table-cell>
          <table:table-cell office:value-type="string" office:string-value="泛指擁有巨大財富和權力的人或家族。">
            <text:p>泛指擁有巨大財富和權力的人或家族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2">
            <text:p>32</text:p>
          </table:table-cell>
          <table:table-cell office:value-type="string" office:string-value="「大財閥怎麼來，管我們什麼事？一定也有偷的，搶的和騙的。」">
            <text:p>「大財閥怎麼來，管我們什麼事？一定也有偷的，搶的和騙的。」</text:p>
          </table:table-cell>
          <table:table-cell office:value-type="float" office:value="1">
            <text:p>1</text:p>
          </table:table-cell>
          <table:table-cell office:value-type="string" office:string-value="大財閥">
            <text:p>大財閥</text:p>
          </table:table-cell>
          <table:table-cell office:value-type="string" office:string-value="財閥">
            <text:p>財閥</text:p>
          </table:table-cell>
          <table:table-cell office:value-type="string" office:string-value="不確定">
            <text:p>不確定</text:p>
          </table:table-cell>
          <table:table-cell office:value-type="string" office:string-value="泛指擁有巨大財富和權力的人或家族。">
            <text:p>泛指擁有巨大財富和權力的人或家族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4">
            <text:p>34</text:p>
          </table:table-cell>
          <table:table-cell office:value-type="string" office:string-value="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4">
            <text:p>4</text:p>
          </table:table-cell>
          <table:table-cell office:value-type="string" office:string-value="你">
            <text:p>你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「你」指稱「彩英」。">
            <text:p>「你」指稱「彩英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4">
            <text:p>34</text:p>
          </table:table-cell>
          <table:table-cell office:value-type="string" office:string-value="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9">
            <text:p>9</text:p>
          </table:table-cell>
          <table:table-cell office:value-type="string" office:string-value="生意人">
            <text:p>生意人</text:p>
          </table:table-cell>
          <table:table-cell office:value-type="string" office:string-value="生意人">
            <text:p>生意人</text:p>
          </table:table-cell>
          <table:table-cell office:value-type="string" office:string-value="女性">
            <text:p>女性</text:p>
          </table:table-cell>
          <table:table-cell office:value-type="string" office:string-value="泛指從事商業活動的人，此處指彩英。">
            <text:p>泛指從事商業活動的人，此處指彩英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4">
            <text:p>34</text:p>
          </table:table-cell>
          <table:table-cell office:value-type="string" office:string-value="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33">
            <text:p>33</text:p>
          </table:table-cell>
          <table:table-cell office:value-type="string" office:string-value="消費者">
            <text:p>消費者</text:p>
          </table:table-cell>
          <table:table-cell office:value-type="string" office:string-value="消費者">
            <text:p>消費者</text:p>
          </table:table-cell>
          <table:table-cell office:value-type="string" office:string-value="不確定">
            <text:p>不確定</text:p>
          </table:table-cell>
          <table:table-cell office:value-type="string" office:string-value="「消費者」指稱一群購買商品或服務的人。">
            <text:p>「消費者」指稱一群購買商品或服務的人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4">
            <text:p>34</text:p>
          </table:table-cell>
          <table:table-cell office:value-type="string" office:string-value="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48">
            <text:p>48</text:p>
          </table:table-cell>
          <table:table-cell office:value-type="string" office:string-value="勞工">
            <text:p>勞工</text:p>
          </table:table-cell>
          <table:table-cell office:value-type="string" office:string-value="勞工">
            <text:p>勞工</text:p>
          </table:table-cell>
          <table:table-cell office:value-type="string" office:string-value="不確定">
            <text:p>不確定</text:p>
          </table:table-cell>
          <table:table-cell office:value-type="string" office:string-value="「勞工」指稱一群提供勞務的人。">
            <text:p>「勞工」指稱一群提供勞務的人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0">
            <text:p/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文本中明確提到的人名，為女性。">
            <text:p>文本中明確提到的人名，為女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11">
            <text:p>11</text:p>
          </table:table-cell>
          <table:table-cell office:value-type="string" office:string-value="母親">
            <text:p>母親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的母親。">
            <text:p>指代「彩英」的母親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18">
            <text:p>18</text:p>
          </table:table-cell>
          <table:table-cell office:value-type="string" office:string-value="小孫子">
            <text:p>小孫子</text:p>
          </table:table-cell>
          <table:table-cell office:value-type="string" office:string-value="小孫子">
            <text:p>小孫子</text:p>
          </table:table-cell>
          <table:table-cell office:value-type="string" office:string-value="無特定性別">
            <text:p>無特定性別</text:p>
          </table:table-cell>
          <table:table-cell office:value-type="string" office:string-value="文本中提到的人物，為家庭成員，未明確性別。">
            <text:p>文本中提到的人物，為家庭成員，未明確性別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22">
            <text:p>22</text:p>
          </table:table-cell>
          <table:table-cell office:value-type="string" office:string-value="中老婦人">
            <text:p>中老婦人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的母親。">
            <text:p>指代「彩英」的母親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30">
            <text:p>30</text:p>
          </table:table-cell>
          <table:table-cell office:value-type="string" office:string-value="她的母親">
            <text:p>她的母親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32">
            <text:p>32</text:p>
          </table:table-cell>
          <table:table-cell office:value-type="string" office:string-value="母親">
            <text:p>母親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的母親。">
            <text:p>指代「彩英」的母親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96">
            <text:p>96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7">
            <text:p>37</text:p>
          </table:table-cell>
          <table:table-cell office:value-type="string" office:string-value="不喜歡做家事的她，結婚以後也常常在娘家吃飯。楊振家不好意思經常打擾岳母，加上胃口也不盡相同，只好自己下廚。後來業務增加，應酬也多起來，便名正言順地在飯店解決自己的民生問題了。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7">
            <text:p>7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7">
            <text:p>37</text:p>
          </table:table-cell>
          <table:table-cell office:value-type="string" office:string-value="不喜歡做家事的她，結婚以後也常常在娘家吃飯。楊振家不好意思經常打擾岳母，加上胃口也不盡相同，只好自己下廚。後來業務增加，應酬也多起來，便名正言順地在飯店解決自己的民生問題了。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22">
            <text:p>22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7">
            <text:p>37</text:p>
          </table:table-cell>
          <table:table-cell office:value-type="string" office:string-value="不喜歡做家事的她，結婚以後也常常在娘家吃飯。楊振家不好意思經常打擾岳母，加上胃口也不盡相同，只好自己下廚。後來業務增加，應酬也多起來，便名正言順地在飯店解決自己的民生問題了。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33">
            <text:p>33</text:p>
          </table:table-cell>
          <table:table-cell office:value-type="string" office:string-value="岳母">
            <text:p>岳母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的母親。">
            <text:p>指代「彩英」的母親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1">
            <text:p>21</text:p>
          </table:table-cell>
          <table:table-cell office:value-type="string" office:string-value="人">
            <text:p>人</text:p>
          </table:table-cell>
          <table:table-cell office:value-type="string" office:string-value="人">
            <text:p>人</text:p>
          </table:table-cell>
          <table:table-cell office:value-type="string" office:string-value="不確定">
            <text:p>不確定</text:p>
          </table:table-cell>
          <table:table-cell office:value-type="string" office:string-value="泛指人。">
            <text:p>泛指人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3">
            <text:p>23</text:p>
          </table:table-cell>
          <table:table-cell office:value-type="string" office:string-value="太太">
            <text:p>太太</text:p>
          </table:table-cell>
          <table:table-cell office:value-type="string" office:string-value="妻子">
            <text:p>妻子</text:p>
          </table:table-cell>
          <table:table-cell office:value-type="string" office:string-value="女性">
            <text:p>女性</text:p>
          </table:table-cell>
          <table:table-cell office:value-type="string" office:string-value="指代男性伴侶的配偶。">
            <text:p>指代男性伴侶的配偶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6">
            <text:p>26</text:p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文本中明確提到的人名，為女性。">
            <text:p>文本中明確提到的人名，為女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65">
            <text:p>65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71">
            <text:p>71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86">
            <text:p>86</text:p>
          </table:table-cell>
          <table:table-cell office:value-type="string" office:string-value="酒家女">
            <text:p>酒家女</text:p>
          </table:table-cell>
          <table:table-cell office:value-type="string" office:string-value="酒家女">
            <text:p>酒家女</text:p>
          </table:table-cell>
          <table:table-cell office:value-type="string" office:string-value="女性">
            <text:p>女性</text:p>
          </table:table-cell>
          <table:table-cell office:value-type="string" office:string-value="指代在酒家工作的女性。">
            <text:p>指代在酒家工作的女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95">
            <text:p>95</text:p>
          </table:table-cell>
          <table:table-cell office:value-type="string" office:string-value="舞女">
            <text:p>舞女</text:p>
          </table:table-cell>
          <table:table-cell office:value-type="string" office:string-value="舞女">
            <text:p>舞女</text:p>
          </table:table-cell>
          <table:table-cell office:value-type="string" office:string-value="女性">
            <text:p>女性</text:p>
          </table:table-cell>
          <table:table-cell office:value-type="string" office:string-value="指代從事舞蹈表演或陪舞的女性。">
            <text:p>指代從事舞蹈表演或陪舞的女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9">
            <text:p>39</text:p>
          </table:table-cell>
          <table:table-cell office:value-type="string" office:string-value="楊振家的魅力，除了英俊的面貌和高大結實的體格，還有一張嘴巴，他不僅可以把「死」的說成「活」的，講起恭維話來，還可以搔到人的癢處，叫聽的人飄飄然。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0">
            <text:p/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9">
            <text:p>39</text:p>
          </table:table-cell>
          <table:table-cell office:value-type="string" office:string-value="楊振家的魅力，除了英俊的面貌和高大結實的體格，還有一張嘴巴，他不僅可以把「死」的說成「活」的，講起恭維話來，還可以搔到人的癢處，叫聽的人飄飄然。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30">
            <text:p>30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9">
            <text:p>39</text:p>
          </table:table-cell>
          <table:table-cell office:value-type="string" office:string-value="楊振家的魅力，除了英俊的面貌和高大結實的體格，還有一張嘴巴，他不僅可以把「死」的說成「活」的，講起恭維話來，還可以搔到人的癢處，叫聽的人飄飄然。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59">
            <text:p>59</text:p>
          </table:table-cell>
          <table:table-cell office:value-type="string" office:string-value="人">
            <text:p>人</text:p>
          </table:table-cell>
          <table:table-cell office:value-type="string" office:string-value="泛指的人">
            <text:p>泛指的人</text:p>
          </table:table-cell>
          <table:table-cell office:value-type="string" office:string-value="不確定">
            <text:p>不確定</text:p>
          </table:table-cell>
          <table:table-cell office:value-type="string" office:string-value="泛指聽到恭維話的對象。">
            <text:p>泛指聽到恭維話的對象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0">
            <text:p>40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她在一起，她會經常看到女人們投來的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7">
            <text:p>7</text:p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文本中明確提到的人名，為女性。">
            <text:p>文本中明確提到的人名，為女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0">
            <text:p>40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她在一起，她會經常看到女人們投來的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14">
            <text:p>14</text:p>
          </table:table-cell>
          <table:table-cell office:value-type="string" office:string-value="男人">
            <text:p>男人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此處特指「楊振家」。">
            <text:p>此處特指「楊振家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0">
            <text:p>40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她在一起，她會經常看到女人們投來的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24">
            <text:p>24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0">
            <text:p>40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她在一起，她會經常看到女人們投來的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28">
            <text:p>28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0">
            <text:p>40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她在一起，她會經常看到女人們投來的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43">
            <text:p>43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0">
            <text:p>40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她在一起，她會經常看到女人們投來的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67">
            <text:p>67</text:p>
          </table:table-cell>
          <table:table-cell office:value-type="string" office:string-value="女人們">
            <text:p>女人們</text:p>
          </table:table-cell>
          <table:table-cell office:value-type="string" office:string-value="女人們">
            <text:p>女人們</text:p>
          </table:table-cell>
          <table:table-cell office:value-type="string" office:string-value="女性">
            <text:p>女性</text:p>
          </table:table-cell>
          <table:table-cell office:value-type="string" office:string-value="泛指女性群體。">
            <text:p>泛指女性群體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7">
            <text:p>7</text:p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文本中明確提到的人名，為女性。">
            <text:p>文本中明確提到的人名，為女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14">
            <text:p>14</text:p>
          </table:table-cell>
          <table:table-cell office:value-type="string" office:string-value="男人">
            <text:p>男人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此處特指「楊振家」。">
            <text:p>此處特指「楊振家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24">
            <text:p>24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28">
            <text:p>28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43">
            <text:p>43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66">
            <text:p>66</text:p>
          </table:table-cell>
          <table:table-cell office:value-type="string" office:string-value="女人們">
            <text:p>女人們</text:p>
          </table:table-cell>
          <table:table-cell office:value-type="string" office:string-value="女人們">
            <text:p>女人們</text:p>
          </table:table-cell>
          <table:table-cell office:value-type="string" office:string-value="女性">
            <text:p>女性</text:p>
          </table:table-cell>
          <table:table-cell office:value-type="string" office:string-value="泛指女性群體。">
            <text:p>泛指女性群體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160">
            <text:p>160</text:p>
          </table:table-cell>
          <table:table-cell office:value-type="string" office:string-value="男性">
            <text:p>男性</text:p>
          </table:table-cell>
          <table:table-cell office:value-type="string" office:string-value="男性">
            <text:p>男性</text:p>
          </table:table-cell>
          <table:table-cell office:value-type="string" office:string-value="男性">
            <text:p>男性</text:p>
          </table:table-cell>
          <table:table-cell office:value-type="string" office:string-value="泛指男性。">
            <text:p>泛指男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2">
            <text:p>42</text:p>
          </table:table-cell>
          <table:table-cell office:value-type="string" office:string-value="那樣的機會很快就來了。在傾盆大雨驟然降臨的陽明山，在他們躲雨換濕衣的旅館，她面對了楊振家因慾火而燃燒的目光，就大膽地解開了繫在腰身的衣帶，抖落了身上的浴衣……，他毫不遲疑地迎將過來……。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26">
            <text:p>26</text:p>
          </table:table-cell>
          <table:table-cell office:value-type="string" office:string-value="他們">
            <text:p>他們</text:p>
          </table:table-cell>
          <table:table-cell office:value-type="string" office:string-value="彩英與楊振家">
            <text:p>彩英與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彩英」和「楊振家」。">
            <text:p>指代「彩英」和「楊振家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2">
            <text:p>42</text:p>
          </table:table-cell>
          <table:table-cell office:value-type="string" office:string-value="那樣的機會很快就來了。在傾盆大雨驟然降臨的陽明山，在他們躲雨換濕衣的旅館，她面對了楊振家因慾火而燃燒的目光，就大膽地解開了繫在腰身的衣帶，抖落了身上的浴衣……，他毫不遲疑地迎將過來……。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37">
            <text:p>37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2">
            <text:p>42</text:p>
          </table:table-cell>
          <table:table-cell office:value-type="string" office:string-value="那樣的機會很快就來了。在傾盆大雨驟然降臨的陽明山，在他們躲雨換濕衣的旅館，她面對了楊振家因慾火而燃燒的目光，就大膽地解開了繫在腰身的衣帶，抖落了身上的浴衣……，他毫不遲疑地迎將過來……。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41">
            <text:p>41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3">
            <text:p>43</text:p>
          </table:table-cell>
          <table:table-cell office:value-type="string" office:string-value="「我們最好結婚！」事後她這樣建議。">
            <text:p>「我們最好結婚！」事後她這樣建議。</text:p>
          </table:table-cell>
          <table:table-cell office:value-type="float" office:value="1">
            <text:p>1</text:p>
          </table:table-cell>
          <table:table-cell office:value-type="string" office:string-value="我們">
            <text:p>我們</text:p>
          </table:table-cell>
          <table:table-cell office:value-type="string" office:string-value="彩英與楊振家">
            <text:p>彩英與楊振家</text:p>
          </table:table-cell>
          <table:table-cell office:value-type="string" office:string-value="不確定">
            <text:p>不確定</text:p>
          </table:table-cell>
          <table:table-cell office:value-type="string" office:string-value="指代「彩英」和「楊振家」。">
            <text:p>指代「彩英」和「楊振家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3">
            <text:p>43</text:p>
          </table:table-cell>
          <table:table-cell office:value-type="string" office:string-value="「我們最好結婚！」事後她這樣建議。">
            <text:p>「我們最好結婚！」事後她這樣建議。</text:p>
          </table:table-cell>
          <table:table-cell office:value-type="float" office:value="11">
            <text:p>11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4">
            <text:p>44</text:p>
          </table:table-cell>
          <table:table-cell office:value-type="string" office:string-value="對一個佔有她處女身的男人提出這種要求，不但理所當然，而且更顯出她是個專情的女人。他們真的就結了婚，雖然兩邊的家長都堅決反對。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5">
            <text:p>5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4">
            <text:p>44</text:p>
          </table:table-cell>
          <table:table-cell office:value-type="string" office:string-value="對一個佔有她處女身的男人提出這種要求，不但理所當然，而且更顯出她是個專情的女人。他們真的就結了婚，雖然兩邊的家長都堅決反對。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10">
            <text:p>10</text:p>
          </table:table-cell>
          <table:table-cell office:value-type="string" office:string-value="男人">
            <text:p>男人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特指「楊振家」。">
            <text:p>特指「楊振家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4">
            <text:p>44</text:p>
          </table:table-cell>
          <table:table-cell office:value-type="string" office:string-value="對一個佔有她處女身的男人提出這種要求，不但理所當然，而且更顯出她是個專情的女人。他們真的就結了婚，雖然兩邊的家長都堅決反對。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37">
            <text:p>37</text:p>
          </table:table-cell>
          <table:table-cell office:value-type="string" office:string-value="女人">
            <text:p>女人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4">
            <text:p>44</text:p>
          </table:table-cell>
          <table:table-cell office:value-type="string" office:string-value="對一個佔有她處女身的男人提出這種要求，不但理所當然，而且更顯出她是個專情的女人。他們真的就結了婚，雖然兩邊的家長都堅決反對。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40">
            <text:p>40</text:p>
          </table:table-cell>
          <table:table-cell office:value-type="string" office:string-value="他們">
            <text:p>他們</text:p>
          </table:table-cell>
          <table:table-cell office:value-type="string" office:string-value="彩英與楊振家">
            <text:p>彩英與楊振家</text:p>
          </table:table-cell>
          <table:table-cell office:value-type="string" office:string-value="不確定">
            <text:p>不確定</text:p>
          </table:table-cell>
          <table:table-cell office:value-type="string" office:string-value="指代「彩英」和「楊振家」。">
            <text:p>指代「彩英」和「楊振家」。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4">
            <text:p>44</text:p>
          </table:table-cell>
          <table:table-cell office:value-type="string" office:string-value="對一個佔有她處女身的男人提出這種要求，不但理所當然，而且更顯出她是個專情的女人。他們真的就結了婚，雖然兩邊的家長都堅決反對。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54">
            <text:p>54</text:p>
          </table:table-cell>
          <table:table-cell office:value-type="string" office:string-value="家長">
            <text:p>家長</text:p>
          </table:table-cell>
          <table:table-cell office:value-type="string" office:string-value="家長">
            <text:p>家長</text:p>
          </table:table-cell>
          <table:table-cell office:value-type="string" office:string-value="不確定">
            <text:p>不確定</text:p>
          </table:table-cell>
          <table:table-cell office:value-type="string" office:string-value="泛指男女雙方的父母。">
            <text:p>泛指男女雙方的父母。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